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REGD_N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XAM</text:p>
          </table:table-cell>
        </table:table-row>
        <table:table-row table:style-name="ro1">
          <table:table-cell office:value-type="string" calcext:value-type="string">
            <text:p>BTM 310</text:p>
          </table:table-cell>
          <table:table-cell office:value-type="string" calcext:value-type="string">
            <text:p>B105/03986/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TM 310</text:p>
          </table:table-cell>
          <table:table-cell office:value-type="string" calcext:value-type="string">
            <text:p>B101/0109G/18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TM 310</text:p>
          </table:table-cell>
          <table:table-cell office:value-type="string" calcext:value-type="string">
            <text:p>B101/0236G/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HR 210</text:p>
          </table:table-cell>
          <table:table-cell office:value-type="string" calcext:value-type="string">
            <text:p>B102/0150G/1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2081P/1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240G/18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6/0261G/1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213G/1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213G/1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6/0436G/2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407G/1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327G/17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332G/1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337G/1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6/0162G/1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3/0320G/1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CO 113</text:p>
          </table:table-cell>
          <table:table-cell office:value-type="string" calcext:value-type="string">
            <text:p>B106/0498G/20</text:p>
          </table:table-cell>
          <table:table-cell/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Karuitha</meta:initial-creator>
    <meta:creation-date>2021-10-04T11:59:48.953959566</meta:creation-date>
    <dc:date>2021-10-04T12:13:42.320391919</dc:date>
    <dc:creator>John Karuitha</dc:creator>
    <meta:editing-duration>PT3M13S</meta:editing-duration>
    <meta:editing-cycles>1</meta:editing-cycles>
    <meta:document-statistic meta:table-count="1" meta:cell-count="57" meta:object-count="0"/>
    <meta:generator>LibreOffice/7.2.1.2$Linux_X86_64 LibreOffice_project/20$Build-2</meta:generator>
  </office:meta>
</office:document-meta>
</file>